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654ae2" officeooo:paragraph-rsid="00654ae2"/>
    </style:style>
    <style:style style:name="P2" style:family="paragraph" style:parent-style-name="Footnote">
      <style:text-properties officeooo:rsid="001a4896" officeooo:paragraph-rsid="001a4896"/>
    </style:style>
    <style:style style:name="P3" style:family="paragraph" style:parent-style-name="Footnote">
      <style:text-properties officeooo:rsid="001bf75b" officeooo:paragraph-rsid="001bf75b"/>
    </style:style>
    <style:style style:name="P4" style:family="paragraph" style:parent-style-name="Footnote">
      <style:text-properties officeooo:rsid="0020f16a" officeooo:paragraph-rsid="0020f16a"/>
    </style:style>
    <style:style style:name="P5" style:family="paragraph" style:parent-style-name="Footnote">
      <style:text-properties officeooo:rsid="00236cfc" officeooo:paragraph-rsid="00236cfc"/>
    </style:style>
    <style:style style:name="P6" style:family="paragraph" style:parent-style-name="Footnote">
      <style:text-properties officeooo:rsid="00238496" officeooo:paragraph-rsid="00238496"/>
    </style:style>
    <style:style style:name="P7" style:family="paragraph" style:parent-style-name="Footnote">
      <style:text-properties officeooo:rsid="002a31d4" officeooo:paragraph-rsid="002a31d4"/>
    </style:style>
    <style:style style:name="P8" style:family="paragraph" style:parent-style-name="Footnote">
      <style:text-properties officeooo:rsid="002b65d8" officeooo:paragraph-rsid="002b65d8"/>
    </style:style>
    <style:style style:name="P9" style:family="paragraph" style:parent-style-name="Footnote">
      <style:text-properties officeooo:rsid="002e84fa" officeooo:paragraph-rsid="002e84fa"/>
    </style:style>
    <style:style style:name="P10" style:family="paragraph" style:parent-style-name="Footnote">
      <style:text-properties officeooo:rsid="002febd7" officeooo:paragraph-rsid="002febd7"/>
    </style:style>
    <style:style style:name="P11" style:family="paragraph" style:parent-style-name="Footnote">
      <style:text-properties officeooo:rsid="0030eb6f" officeooo:paragraph-rsid="0030eb6f"/>
    </style:style>
    <style:style style:name="P12" style:family="paragraph" style:parent-style-name="Footnote">
      <style:text-properties officeooo:rsid="0032b7c2" officeooo:paragraph-rsid="0032b7c2"/>
    </style:style>
    <style:style style:name="P13" style:family="paragraph" style:parent-style-name="Footnote">
      <style:text-properties officeooo:rsid="0034efe6" officeooo:paragraph-rsid="0034efe6"/>
    </style:style>
    <style:style style:name="P14" style:family="paragraph" style:parent-style-name="Footnote">
      <style:text-properties officeooo:rsid="003f61d8" officeooo:paragraph-rsid="003f61d8"/>
    </style:style>
    <style:style style:name="P15" style:family="paragraph" style:parent-style-name="Footnote">
      <style:text-properties officeooo:rsid="00419165" officeooo:paragraph-rsid="00419165"/>
    </style:style>
    <style:style style:name="P16" style:family="paragraph" style:parent-style-name="Footnote">
      <style:text-properties officeooo:rsid="0043a9b2" officeooo:paragraph-rsid="0043a9b2"/>
    </style:style>
    <style:style style:name="P17" style:family="paragraph" style:parent-style-name="Footnote">
      <style:text-properties officeooo:rsid="00459442" officeooo:paragraph-rsid="00459442"/>
    </style:style>
    <style:style style:name="P18" style:family="paragraph" style:parent-style-name="Footnote">
      <style:text-properties officeooo:rsid="004742c1" officeooo:paragraph-rsid="004742c1"/>
    </style:style>
    <style:style style:name="P19" style:family="paragraph" style:parent-style-name="Footnote">
      <style:text-properties officeooo:rsid="0047587b" officeooo:paragraph-rsid="0047587b"/>
    </style:style>
    <style:style style:name="P20" style:family="paragraph" style:parent-style-name="Footnote">
      <style:text-properties officeooo:rsid="0047bda1" officeooo:paragraph-rsid="0047bda1"/>
    </style:style>
    <style:style style:name="P21" style:family="paragraph" style:parent-style-name="Footnote">
      <style:text-properties officeooo:rsid="0049f7a2" officeooo:paragraph-rsid="0049f7a2"/>
    </style:style>
    <style:style style:name="P22" style:family="paragraph" style:parent-style-name="Footnote">
      <style:text-properties officeooo:rsid="004c786e" officeooo:paragraph-rsid="004c786e"/>
    </style:style>
    <style:style style:name="P23"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2655b3" style:font-size-asian="12pt" style:font-weight-asian="normal" style:font-size-complex="12pt" style:font-weight-complex="normal"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34efe6" style:font-size-asian="12pt" style:font-weight-asian="normal" style:font-size-complex="12pt" style:font-weight-complex="normal"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68080" officeooo:paragraph-rsid="00268080" style:font-size-asian="12pt" style:font-weight-asian="normal" style:font-size-complex="12pt" style:font-weight-complex="normal"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875fd" officeooo:paragraph-rsid="002875fd"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a31d4" officeooo:paragraph-rsid="002a31d4"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b65d8" officeooo:paragraph-rsid="002b65d8"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c851f" officeooo:paragraph-rsid="002c851f"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5afc1d" officeooo:paragraph-rsid="002c851f"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e84fa" officeooo:paragraph-rsid="002e84fa"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0eb6f" officeooo:paragraph-rsid="0032af81"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2af81" officeooo:paragraph-rsid="0032af81"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2b7c2" officeooo:paragraph-rsid="0032b7c2"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20d96" officeooo:paragraph-rsid="00220d96"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4efe6" officeooo:paragraph-rsid="0034efe6"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52723" officeooo:paragraph-rsid="00352723"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59f69" officeooo:paragraph-rsid="00359f69"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714ce" officeooo:paragraph-rsid="003714ce"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86374" officeooo:paragraph-rsid="00386374"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86374" officeooo:paragraph-rsid="003b95c2"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b95c2" officeooo:paragraph-rsid="003b95c2"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c397e" officeooo:paragraph-rsid="003c397e" style:font-size-asian="12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dabe1" officeooo:paragraph-rsid="003dabe1" style:font-size-asian="12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f61d8" officeooo:paragraph-rsid="003f61d8" style:font-size-asian="12pt" style:font-weight-asian="normal" style:font-size-complex="12pt" style:font-weight-complex="normal"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faa1b" officeooo:paragraph-rsid="003faa1b" style:font-size-asian="12pt" style:font-weight-asian="normal" style:font-size-complex="12pt" style:font-weight-complex="normal"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59442" officeooo:paragraph-rsid="00459442" style:font-size-asian="12pt" style:font-weight-asian="normal" style:font-size-complex="12pt" style:font-weight-complex="normal"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742c1" officeooo:paragraph-rsid="004742c1" style:font-size-asian="12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7587b" officeooo:paragraph-rsid="0047587b" style:font-size-asian="12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7bda1" officeooo:paragraph-rsid="0047bda1" style:font-size-asian="12pt" style:font-weight-asian="normal" style:font-size-complex="12pt" style:font-weight-complex="normal" fo:hyphenate="true" fo:hyphenation-remain-char-count="2" fo:hyphenation-push-char-count="2"/>
    </style:style>
    <style:style style:name="P5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9f7a2" officeooo:paragraph-rsid="0049f7a2" style:font-size-asian="12pt" style:font-weight-asian="normal" style:font-size-complex="12pt" style:font-weight-complex="normal" fo:hyphenate="true" fo:hyphenation-remain-char-count="2" fo:hyphenation-push-char-count="2"/>
    </style:style>
    <style:style style:name="P5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b803c" officeooo:paragraph-rsid="004b803c" style:font-size-asian="12pt" style:font-weight-asian="normal" style:font-size-complex="12pt" style:font-weight-complex="normal"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febd7" officeooo:paragraph-rsid="004b803c" style:font-size-asian="12pt" style:font-weight-asian="normal" style:font-size-complex="12pt" style:font-weight-complex="normal" fo:hyphenate="true" fo:hyphenation-remain-char-count="2" fo:hyphenation-push-char-count="2"/>
    </style:style>
    <style:style style:name="P5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1d4959" officeooo:paragraph-rsid="001d4959" style:font-size-asian="12pt" style:font-style-asian="normal" style:font-weight-asian="normal" style:font-size-complex="12pt" style:font-style-complex="normal" style:font-weight-complex="normal"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0f16a" officeooo:paragraph-rsid="0020f16a" style:font-size-asian="12pt" style:font-style-asian="normal" style:font-weight-asian="normal" style:font-size-complex="12pt" style:font-style-complex="normal" style:font-weight-complex="normal"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6cfc"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6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6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36e0" officeooo:paragraph-rsid="002436e0" style:font-size-asian="12pt" style:font-style-asian="normal" style:font-weight-asian="normal" style:font-size-complex="12pt" style:font-style-complex="normal" style:font-weight-complex="normal" fo:hyphenate="true" fo:hyphenation-remain-char-count="2" fo:hyphenation-push-char-count="2"/>
    </style:style>
    <style:style style:name="P6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c8b5" officeooo:paragraph-rsid="0024c8b5" style:font-size-asian="12pt" style:font-style-asian="normal" style:font-weight-asian="normal" style:font-size-complex="12pt" style:font-style-complex="normal" style:font-weight-complex="normal" fo:hyphenate="true" fo:hyphenation-remain-char-count="2" fo:hyphenation-push-char-count="2"/>
    </style:style>
    <style:style style:name="P6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655b3" officeooo:paragraph-rsid="002655b3" style:font-size-asian="12pt" style:font-style-asian="normal" style:font-weight-asian="normal" style:font-size-complex="12pt" style:font-style-complex="normal" style:font-weight-complex="normal" fo:hyphenate="true" fo:hyphenation-remain-char-count="2" fo:hyphenation-push-char-count="2"/>
    </style:style>
    <style:style style:name="P6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32af81" officeooo:paragraph-rsid="0032af81" style:font-size-asian="12pt" style:font-style-asian="normal" style:font-weight-asian="normal" style:font-size-complex="12pt" style:font-style-complex="normal" style:font-weight-complex="normal" fo:hyphenate="true" fo:hyphenation-remain-char-count="2" fo:hyphenation-push-char-count="2"/>
    </style:style>
    <style:style style:name="P6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32b7c2" officeooo:paragraph-rsid="0032b7c2" style:font-size-asian="12pt" style:font-style-asian="normal" style:font-weight-asian="normal" style:font-size-complex="12pt" style:font-style-complex="normal" style:font-weight-complex="normal" fo:hyphenate="true" fo:hyphenation-remain-char-count="2" fo:hyphenation-push-char-count="2"/>
    </style:style>
    <style:style style:name="P6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33bece" officeooo:paragraph-rsid="0033bece" style:font-size-asian="12pt" style:font-style-asian="normal" style:font-weight-asian="normal" style:font-size-complex="12pt" style:font-style-complex="normal" style:font-weight-complex="normal" fo:hyphenate="true" fo:hyphenation-remain-char-count="2" fo:hyphenation-push-char-count="2"/>
    </style:style>
    <style:style style:name="P6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paragraph-rsid="004b803c" fo:hyphenate="true" fo:hyphenation-remain-char-count="2" fo:hyphenation-push-char-count="2"/>
    </style:style>
    <style:style style:name="P7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b803c" officeooo:paragraph-rsid="004b803c" fo:hyphenate="true" fo:hyphenation-remain-char-count="2" fo:hyphenation-push-char-count="2"/>
    </style:style>
    <style:style style:name="P7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c786e" officeooo:paragraph-rsid="004c786e" fo:hyphenate="true" fo:hyphenation-remain-char-count="2" fo:hyphenation-push-char-count="2"/>
    </style:style>
    <style:style style:name="P7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c786e" officeooo:paragraph-rsid="004e31f5" fo:hyphenate="true" fo:hyphenation-remain-char-count="2" fo:hyphenation-push-char-count="2"/>
    </style:style>
    <style:style style:name="P73" style:family="paragraph" style:parent-style-name="Quotations">
      <style:paragraph-properties fo:hyphenation-ladder-count="no-limit" style:writing-mode="page"/>
      <style:text-properties officeooo:rsid="001bf75b" officeooo:paragraph-rsid="001bf75b" fo:hyphenate="true" fo:hyphenation-remain-char-count="2" fo:hyphenation-push-char-count="2"/>
    </style:style>
    <style:style style:name="P74" style:family="paragraph" style:parent-style-name="Quotations">
      <style:paragraph-properties fo:text-align="center" style:justify-single-word="false" fo:hyphenation-ladder-count="no-limit" style:writing-mode="page"/>
      <style:text-properties officeooo:paragraph-rsid="00220d96" fo:hyphenate="true" fo:hyphenation-remain-char-count="2" fo:hyphenation-push-char-count="2"/>
    </style:style>
    <style:style style:name="P7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b803c" officeooo:paragraph-rsid="004b803c" style:font-size-asian="12pt" style:font-weight-asian="normal" style:font-size-complex="12pt" style:font-weight-complex="normal" fo:hyphenate="true" fo:hyphenation-remain-char-count="2" fo:hyphenation-push-char-count="2"/>
    </style:style>
    <style:style style:name="P7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c786e" officeooo:paragraph-rsid="004c786e" style:font-size-asian="12pt" style:font-weight-asian="normal" style:font-size-complex="12pt" style:font-weight-complex="normal" fo:hyphenate="true" fo:hyphenation-remain-char-count="2" fo:hyphenation-push-char-count="2"/>
    </style:style>
    <style:style style:name="P7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e31f5" officeooo:paragraph-rsid="004e31f5" style:font-size-asian="12pt" style:font-weight-asian="normal" style:font-size-complex="12pt" style:font-weight-complex="normal" fo:hyphenate="true" fo:hyphenation-remain-char-count="2" fo:hyphenation-push-char-count="2"/>
    </style:style>
    <style:style style:name="P78" style:family="paragraph" style:parent-style-name="Heading_20_1">
      <style:paragraph-properties fo:hyphenation-ladder-count="no-limit" style:writing-mode="page"/>
      <style:text-properties fo:hyphenate="true" fo:hyphenation-remain-char-count="2" fo:hyphenation-push-char-count="2"/>
    </style:style>
    <style:style style:name="T1" style:family="text">
      <style:text-properties officeooo:rsid="00617263"/>
    </style:style>
    <style:style style:name="T2" style:family="text">
      <style:text-properties officeooo:rsid="0062168f"/>
    </style:style>
    <style:style style:name="T3" style:family="text">
      <style:text-properties officeooo:rsid="0066fb58"/>
    </style:style>
    <style:style style:name="T4" style:family="text">
      <style:text-properties officeooo:rsid="00645fe3"/>
    </style:style>
    <style:style style:name="T5" style:family="text">
      <style:text-properties officeooo:rsid="001bf75b"/>
    </style:style>
    <style:style style:name="T6" style:family="text">
      <style:text-properties officeooo:rsid="0020f16a"/>
    </style:style>
    <style:style style:name="T7" style:family="text">
      <style:text-properties officeooo:rsid="00220d96"/>
    </style:style>
    <style:style style:name="T8" style:family="text">
      <style:text-properties officeooo:rsid="00236cfc"/>
    </style:style>
    <style:style style:name="T9" style:family="text">
      <style:text-properties officeooo:rsid="00238496"/>
    </style:style>
    <style:style style:name="T10" style:family="text">
      <style:text-properties officeooo:rsid="002436e0"/>
    </style:style>
    <style:style style:name="T11" style:family="text">
      <style:text-properties officeooo:rsid="0024c8b5"/>
    </style:style>
    <style:style style:name="T12" style:family="text">
      <style:text-properties officeooo:rsid="002875fd"/>
    </style:style>
    <style:style style:name="T13" style:family="text">
      <style:text-properties officeooo:rsid="002a31d4"/>
    </style:style>
    <style:style style:name="T14" style:family="text">
      <style:text-properties officeooo:rsid="002b65d8"/>
    </style:style>
    <style:style style:name="T15" style:family="text">
      <style:text-properties officeooo:rsid="002c851f"/>
    </style:style>
    <style:style style:name="T16" style:family="text">
      <style:text-properties officeooo:rsid="002febd7"/>
    </style:style>
    <style:style style:name="T17" style:family="text">
      <style:text-properties fo:font-style="italic" style:font-style-asian="italic" style:font-style-complex="italic"/>
    </style:style>
    <style:style style:name="T18" style:family="text">
      <style:text-properties fo:font-style="italic" officeooo:rsid="002febd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febd7" style:font-style-asian="normal" style:font-style-complex="normal"/>
    </style:style>
    <style:style style:name="T21" style:family="text">
      <style:text-properties fo:font-style="normal" officeooo:rsid="0032b7c2" style:font-style-asian="normal" style:font-style-complex="normal"/>
    </style:style>
    <style:style style:name="T22" style:family="text">
      <style:text-properties fo:font-style="normal" officeooo:rsid="0062168f" style:font-style-asian="normal" style:font-style-complex="normal"/>
    </style:style>
    <style:style style:name="T23" style:family="text">
      <style:text-properties fo:font-style="normal" officeooo:rsid="002436e0" style:font-style-asian="normal" style:font-style-complex="normal"/>
    </style:style>
    <style:style style:name="T24" style:family="text">
      <style:text-properties fo:font-style="normal" officeooo:rsid="0033bece" style:font-style-asian="normal" style:font-style-complex="normal"/>
    </style:style>
    <style:style style:name="T25" style:family="text">
      <style:text-properties fo:font-style="normal" officeooo:rsid="003714ce" style:font-style-asian="normal" style:font-style-complex="normal"/>
    </style:style>
    <style:style style:name="T26" style:family="text">
      <style:text-properties officeooo:rsid="0033bece"/>
    </style:style>
    <style:style style:name="T27" style:family="text">
      <style:text-properties officeooo:rsid="00352723"/>
    </style:style>
    <style:style style:name="T28" style:family="text">
      <style:text-properties officeooo:rsid="00359f69"/>
    </style:style>
    <style:style style:name="T29" style:family="text">
      <style:text-properties officeooo:rsid="003714ce"/>
    </style:style>
    <style:style style:name="T30" style:family="text">
      <style:text-properties officeooo:rsid="003b95c2"/>
    </style:style>
    <style:style style:name="T31" style:family="text">
      <style:text-properties officeooo:rsid="003c397e"/>
    </style:style>
    <style:style style:name="T32" style:family="text">
      <style:text-properties officeooo:rsid="003c9e94"/>
    </style:style>
    <style:style style:name="T33" style:family="text">
      <style:text-properties officeooo:rsid="003faa1b"/>
    </style:style>
    <style:style style:name="T34" style:family="text">
      <style:text-properties officeooo:rsid="0041399a"/>
    </style:style>
    <style:style style:name="T35" style:family="text">
      <style:text-properties officeooo:rsid="0042d674"/>
    </style:style>
    <style:style style:name="T36" style:family="text">
      <style:text-properties officeooo:rsid="0043a9b2"/>
    </style:style>
    <style:style style:name="T37" style:family="text">
      <style:text-properties officeooo:rsid="00459442"/>
    </style:style>
    <style:style style:name="T38" style:family="text">
      <style:text-properties officeooo:rsid="004742c1"/>
    </style:style>
    <style:style style:name="T39" style:family="text">
      <style:text-properties officeooo:rsid="0047587b"/>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645fe3" style:font-size-asian="12pt" style:font-weight-asian="normal" style:font-size-complex="12pt" style:font-weight-complex="normal"/>
    </style:style>
    <style:style style:name="T42" style:family="text">
      <style:text-properties fo:font-size="12pt" fo:font-weight="normal" officeooo:rsid="004e31f5" style:font-size-asian="12pt" style:font-weight-asian="normal" style:font-size-complex="12pt" style:font-weight-complex="normal"/>
    </style:style>
    <style:style style:name="T43" style:family="text">
      <style:text-properties officeooo:rsid="0047bda1"/>
    </style:style>
    <style:style style:name="T44" style:family="text">
      <style:text-properties officeooo:rsid="0048fb6c"/>
    </style:style>
    <style:style style:name="T45" style:family="text">
      <style:text-properties officeooo:rsid="0049f7a2"/>
    </style:style>
    <style:style style:name="T46" style:family="text">
      <style:text-properties officeooo:rsid="004ba2c4"/>
    </style:style>
    <style:style style:name="T47" style:family="text">
      <style:text-properties officeooo:rsid="004e60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Das Versprechen der Kontingenz</text:h>
      <text:p text:style-name="P23"/>
      <text:p text:style-name="P24">Kontingenz ist die Negation der Notwendigkeit. Wo Notwendigkeit heißt „A can not not be“, lässt die Kontingenz den Freiraum der Nichtexistenz, und „A can not be“<text:note text:id="ftn1" text:note-class="footnote"><text:note-citation>1</text:note-citation><text:note-body><text:p text:style-name="P2">Dieser eine Text von der ersten Sitzung</text:p></text:note-body></text:note>.</text:p>
      <text:p text:style-name="P24">Vielen Leuten macht das Angst. Angst vor dem Tod, Angst vor Veränderung hat das Streben der Menschen durch ihre gesamte Geschichte hindurch bestimmt, <text:span text:style-name="T34">meist zugunsten des Status Quo</text:span>. Doch der dialektische Counterpart, <text:span text:style-name="T47">die</text:span> Revolution, bestimmt die Geschichte genauso in dem Versuch, die bestehenden Verhältnisse zum „nicht mehr sein“ zu bewegen und ihnen den eigenen Stempel aufzudrücken.</text:p>
      <text:p text:style-name="P25">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25">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25">Richard Rorty, der als einer der ersten die Möglichkeiten der Kontingenz der Sprache beschrieben hat, gefällt das sehr gut; <text:span text:style-name="T5">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73">„(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3">Rorty 73</text:p></text:note-body></text:note></text:p>
      <text:p text:style-name="P57">Ferner ist er „liberal“ <text:span text:style-name="T10">ironist</text:span>, weil er denkt, dass „<text:span text:style-name="T6">Cruelty“ das schlimmste ist, was wir Menschen uns antun können</text:span><text:span text:style-name="T6"><text:note text:id="ftn3" text:note-class="footnote"><text:note-citation>3</text:note-citation><text:note-body><text:p text:style-name="P4">Rorty xv</text:p></text:note-body></text:note></text:span><text:span text:style-name="T6">. Von diesem moralischen Standpunkt aus betrachtet er verschiedene Vokabulare, beispielsweise von Orwell und Nabokov, die beide verschiedene Wege gefunden haben, um Grausamkeiten neu zu beschreiben und anzugreifen.</text:span></text:p>
      <text:p text:style-name="P58"><text:soft-page-break/>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10">A</text:span>blassen von Grausamkeit kommt eher von selbst, wenn Menschen sich nicht zu so etwas gezwungen fühlen, beziehungsweise dem anderen genug Autonomie zugestehen, dass sie ihm gar keine Grausamkeit antun können. Ich nenne diese Einstellung fortan den „radical ironist“, der sich von anderen Radikalen darin unterscheidet, dass er ebensowenig auf seinem Vokabular beharrt wie die liberal ironists.</text:p>
      <text:p text:style-name="P59">Autonomie <text:span text:style-name="T10">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74">“Wer sich nicht befehlen kann, der soll gehorchen. Und mancher kann sich befehlen, aber da fehlt noch viel, dass er sich auch gehorche!”<text:note text:id="ftn4" text:note-class="footnote"><text:note-citation>4</text:note-citation><text:note-body><text:p text:style-name="P1">Nietzsche 1967, http://www.nietzschesource.org/#eKGWB/Za-III-Tafeln-4</text:p></text:note-body></text:note></text:p>
      <text:p text:style-name="P59">Kontingenz ermöglicht Autonomie erst, weil sie einem die Möglichkeit gibt, plötzlich anders zu sein als vorher, und sich gegen die Regeln zu entscheiden, die einem immer vorher jemand anders <text:span text:style-name="T10">(Gott? Eltern? Der Staat? Die Anderen?)</text:span> gegeben hat.</text:p>
      <text:p text:style-name="P59">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10">er Gedanke</text:span> der Kybernetik ist, dass man aus <text:span text:style-name="T10">einem</text:span> System errechnen kann, wie sich die einzelnen Teile in Zukunft verhalten werden, um es dann gezielt zu steuern.</text:p>
      <text:p text:style-name="P59">Die Kybernetik ist dabei aus mehreren Gründen interessant: einerseits war sie lange eine Hoffnung für die kommunistische Planwirtschaft, den Markt in Effizienz zu überholen, und damit für mehrere Generationen von - auf die Kontingenz zählenden - „Wandlern“ wichtig. Andererseits sind Rortys Ideen auch in der Kybernetik verbreitet, wenn auch unter dem etwas anderen Label des „radikalen Konstruktivismus“.</text:p>
      <text:p text:style-name="P59">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38"><text:soft-page-break/><text:span text:style-name="T19">Diese Hausarbeit soll sich also der Frage widmen, ob die kybernetische Erklärung der Welt genug Raum </text:span><text:span text:style-name="T23">für die Kontingenz </text:span><text:span text:style-name="T19">lässt, um Autonomie zu befördern.</text:span></text:p>
      <text:h text:style-name="P78" text:outline-level="1">2 Strukturelle Ähnlichkeiten zwischen Rorty und <text:span text:style-name="T7">der</text:span> Kybernetik</text:h>
      <text:p text:style-name="P60"/>
      <text:p text:style-name="P59">Wie bereits angedeutet, sind in der Kybernetik Rortys Ideen nicht ganz unbekannt, auch wenn sie in einem anderen Vokabular ausgedrückt werden. <text:span text:style-name="T8">Im radikalen Konstruktivismus des Kybernetikers Heinz von Foerster findet man überall das Diktum „truth is rather made than found“</text:span><text:span text:style-name="T8"><text:note text:id="ftn5" text:note-class="footnote"><text:note-citation>5</text:note-citation><text:note-body><text:p text:style-name="P5">Rorty 3</text:p></text:note-body></text:note></text:span><text:span text:style-name="T8"> wieder, zum Beispiel in der Aussage „Wahrheit ist die Erfindung eines Lügners“</text:span><text:span text:style-name="T8"><text:note text:id="ftn6" text:note-class="footnote"><text:note-citation>6</text:note-citation><text:note-body><text:p text:style-name="P5">Foerster ?</text:p></text:note-body></text:note></text:span><text:span text:style-name="T8">, in der sich die „Gemachtheit“ der Wahrnehmung ausdrückt.</text:span></text:p>
      <text:p text:style-name="P61">Foerster geht allerdings etwas weiter als Rorty, da er nicht nur Philosoph ist, sondern in erster Linie Naturwissenschaftler und Kybernetiker, und die Philosophie <text:span text:style-name="T34">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78" text:outline-level="1">2.1 <text:span text:style-name="T2">Überschriebene Neubeschreibungen</text:span></text:h>
      <text:p text:style-name="P61"/>
      <text:p text:style-name="P61">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61"><text:span text:style-name="T9">(</text:span>1<text:span text:style-name="T9">)</text:span> Der Akteur stellt aus seinem bisherigen Wissen<text:note text:id="ftn7" text:note-class="footnote"><text:note-citation>7</text:note-citation><text:note-body><text:p text:style-name="P5">Nach dieser Definition hier: Seemann (2014): S.18 </text:p></text:note-body></text:note> eine Frage an die Welt. <text:span text:style-name="T9">(</text:span>2<text:span text:style-name="T9">)</text:span> Seine Wahrnehmung gibt ihm Daten über diese Welt, <text:span text:style-name="T9">(</text:span>3<text:span text:style-name="T9">)</text:span> <text:span text:style-name="T9">die </text:span>nach seiner Frage geordnet und <text:span text:style-name="T9">als Informationen an sein Wissen angeschlossen werden. (4) Aus seinen individuellen Zielen formuliert der Akteur nun einen Soll-Zustand und (5) errechnet, wohin sich der Ist-Zustand bewegt, und erstellt einen Plan, wie er ihn an den Soll-Zustand angleichen kann. (6) Nach diesem Plan handelt er nun.</text:span></text:p>
      <text:p text:style-name="P62">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text:soft-page-break/>net. Rorty fokussiert sich in seiner Betrachtung aufs Sprechen als einzige Handlung; doch auch nach ihm müssen alle Handlungen an dieses Bild anschließen, das wir von der Realität haben.</text:p>
      <text:p text:style-name="P62">Und auch die Kybernetiker lassen sich nach Rorty teilweise als Poeten begreifen. Michael Seemann<text:note text:id="ftn8" text:note-class="footnote"><text:note-citation>8</text:note-citation><text:note-body><text:p text:style-name="P6">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63">Genauso ist der Satz „truth is rather made than found“ oder das poetischere „Wahrheit ist die Erfindung eines Lügners“ <text:span text:style-name="T11">eine Neubeschreibung unserer Erkenntnis, die es uns erst möglich macht, über widersprüchliche Realitäten zu reden und die Determination unserer Lebenswelten durch die Sprache in Worte zu fassen.</text:span></text:p>
      <text:p text:style-name="P64">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65">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h text:style-name="P78" text:outline-level="1"><text:span text:style-name="T3">2</text:span>.2 <text:span text:style-name="T2">Selbstreferenzielle Erkenntnis</text:span></text:h>
      <text:p text:style-name="P26"/>
      <text:p text:style-name="P28"><text:soft-page-break/>Im kybernetischen Erkenntniszyklus ist noch ein weiteres Element enthalten, dem Rorty ein ganzes Kapitel gewidmet hat: die Kontingenz des Selbst. <text:span text:style-name="T12">Wenn man sich im Laufe dieses Zyklusses selbst neu beschreibt, kann man sich auch selbst eine neue, autonomere Bedeutung geben, den Platz im eigenen Weltbild selbst bestimmen, in dem man sich so und nicht anders von den anderen Elementen darin abgrenzt.</text:span></text:p>
      <text:p text:style-name="P29">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l die eigene Art, sich einzuordnen; immerhin gibt es den Gott nicht, dessen Weltbild die objektive Realität darstellt. <text:span text:style-name="T13">Es klingt auf den ersten Blick, als wäre es völlig beliebig, dass man nur sieht was man sehen will, und die Wahrheit so nie finden kann.</text:span></text:p>
      <text:p text:style-name="P29">Vielmehr hilft diese Sichtweise, einem zu verstehen, wie sehr die eigene Erkenntnis von einem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13">Welche Mythen erzähle ich mir selbst, und warum brauche ich sie, um meine Identität zu rechtfertigen?</text:span></text:p>
      <text:p text:style-name="P30">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verändert.<text:note text:id="ftn9" text:note-class="footnote"><text:note-citation>9</text:note-citation><text:note-body><text:p text:style-name="P7">Foerster 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30">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30">Wegen diesem ständigen Zweifel, den der Ironiker an seinem eigenen Vokabular hat, ist es eben nicht beliebig, was man wahrnimmt, und kann man es eben nicht einfach aussuchen. <text:span text:style-name="T14">Dabei will man sich nicht an die Realität im objektivistischen Sinne annähern; aber man sollte versuchen, die Daten, die man über die Welt erhält, in ihrem Sinne statt im eigenen Sinne zu deuten; wenn man es </text:span><text:soft-page-break/><text:span text:style-name="T14">nicht tut, werden Widersprüche im eigenen Wissen auftauchen, die man nur mit Gewalt gegen sich selbst in Schach halten kann.</text:span><text:span text:style-name="T14"><text:note text:id="ftn10" text:note-class="footnote"><text:note-citation>10</text:note-citation><text:note-body><text:p text:style-name="P8">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14"> Der Ironiker verzweifelt an Ist- und Soll-Zustand des eigenen Weltbildes, statt dass er in seiner eigenen Welt versinkt.</text:span></text:p>
      <text:p text:style-name="P31">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15">durch den Zyklus, aber die Katze der Komputation könnte die nächste Frage, die sie stellen wird, bereits vorher erraten.</text:span></text:p>
      <text:p text:style-name="P32">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78" text:outline-level="1">3 <text:span text:style-name="T1">Der herrschende Kybernetes</text:span></text:h>
      <text:p text:style-name="P33"/>
      <text:p text:style-name="P34">In einem Punkt aber unterscheidet sich das Vokabular der Kybernetik von Rortys Ansatz, und ist auch aus Sicht eines radikalen Ironikers zu kritisieren – die Herrschaft ist aus der Kybernetik nicht wegzudenken. In der Sichtweise, die die Kybernetik auf die Welt hat, ist die Beeinflussung der als System verstandenen Welt ein fundamentaler Teil, sie ist das Ziel der Erkenntnis überhaupt.</text:p>
      <text:p text:style-name="P34">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Adorno/Horkheimer 10</text:p></text:note-body></text:note></text:p>
      <text:p text:style-name="P34">Das erste Indiz für die enge Verwandtschaft der Kybernetik mit der Herrschaft ist in ihrem Namen angelegt: <text:span text:style-name="T16">weil </text:span>„[…<text:span text:style-name="T16">] der Begriff Kybernetik, den Norbert Wiener prägte und im Jahre 1948 zum Titel seines Buches machte, auf das griechische Wort für Steuermann (</text:span><text:span text:style-name="T18">kybernetes</text:span><text:span text:style-name="T16">) zurückgeht, das im Lateinischen zum </text:span><text:span text:style-name="T18">gubernator</text:span><text:span text:style-name="T16"> und im Englischen zum </text:span><text:span text:style-name="T18">governor</text:span><text:span text:style-name="T16"> wird.“</text:span><text:span text:style-name="T16"><text:note text:id="ftn12" text:note-class="footnote"><text:note-citation>12</text:note-citation><text:note-body><text:p text:style-name="P10">Foerster 107</text:p></text:note-body></text:note></text:span><text:span text:style-name="T16"> Gouverneure an sich sind ja bei vielen Leuten nicht einmal unbeliebt – nicht alle haben ein Problem damit, dass die vom Gouverneur gesteuerten </text:span><text:span text:style-name="T18">sie selbst als Menschen </text:span><text:span text:style-name="T20">sind.</text:span></text:p>
      <text:p text:style-name="P35"><text:soft-page-break/><text:span text:style-name="T19">Die instrumentelle Vernunft ordnet dem hochgehaltenen Subjekt eben nicht nur Natur oder Menschen unter, sondern das, was der Vernunft Objekt ist: alles. Ziel der Erkenntnis ist es auch im systemischen Ansatz der Kybernetik, eine unbeschreibbar komplexe Welt verwertbar und verwendbar zu machen, zu quantifizieren.</text:span><text:span text:style-name="T19"><text:note text:id="ftn13" text:note-class="footnote"><text:note-citation>13</text:note-citation><text:note-body><text:p text:style-name="P11">Lefherz (2016): S.6</text:p></text:note-body></text:note></text:span><text:span text:style-name="T19"> Aber allen Objekten, die man beschreiben will, einfach eine Zahl anzukleben, damit man mit ihnen rechnen kann, kann nie ganz ohne Willkür geschehen; eine solche Beschreibung muss immer tote Winkel haben, und kann die gesamte Qualität eines Objekts nie ausreichend erfassen. </text:span></text:p>
      <text:p text:style-name="P66">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66">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36"><text:span text:style-name="T19">Wenn er das überhaupt wollen würde. Aber der Soll-Zustand, in den die meisten Governors die Welt versetzen wollen, ist bekanntlich nicht Orwells Traum der „human equality“; auch wenn die Kybernetik sie „technically possible“ macht.</text:span><text:span text:style-name="T19"><text:note text:id="ftn14" text:note-class="footnote"><text:note-citation>14</text:note-citation><text:note-body><text:p text:style-name="P15">Rorty 169</text:p></text:note-body></text:note></text:span><text:span text:style-name="T19"> </text:span><text:span text:style-name="T21">Die Herrschaftsverhältnisse stehen dieser also auch mit der Kybernetik im Wege.</text:span></text:p>
      <text:p text:style-name="P67">In der befreiten Gesellschaft, auch ein toter Traum des zwanzigsten Jahrhunderts, könnte die Kybernetik uns zumindest die „human equality“ liefern. Die Herrschaft müssten wir wohl trotzdem in Kauf nehmen.</text:p>
      <text:h text:style-name="P78" text:outline-level="1"><text:span text:style-name="T19">3.1 </text:span><text:span text:style-name="T22">Menschen zu Maschinen! Kybernetik-Mythos</text:span></text:h>
      <text:p text:style-name="P33"/>
      <text:p text:style-name="P37">Wo ich eben nachgewiesen habe, dass die Kybernetik eine instrumentelle Vernunft ist, hat Adorno noch mehr zu sagen; auch als Mythos wurde die Kybernetik im letzten Jahrhundert verehrt.</text:p>
      <text:p text:style-name="P37">Als Wiener 1950 mit dem Buch <text:span text:style-name="T17">Mensch und Menschmaschine</text:span><text:span text:style-name="T19"> eine Art kybernetische Gesellschaftstheorie vorlegt, ist die Kybernetik gerade im Kommen, und als es vier Jahre später neu überarbeitet und publiziert wird, trifft es mit seinem populärwissenschaftlichen Ansatz den Zahn der Zeit.</text:span><text:span text:style-name="T19"><text:note text:id="ftn15" text:note-class="footnote"><text:note-citation>15</text:note-citation><text:note-body><text:p text:style-name="P12">Feustel (2015): S. 48<text:span text:style-name="T26">ff</text:span></text:p></text:note-body></text:note></text:span><text:span text:style-name="T19"> Der aufstrebenden Kybernetik wird viel zugetraut, die künstliche Intelligenz </text:span><text:span text:style-name="T24">ist nur eins davon.</text:span></text:p>
      <text:p text:style-name="P68"><text:soft-page-break/>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LSD – wenn Schaltkreise Gehirne sind, sind Menschen gleich Maschinen.</text:p>
      <text:p text:style-name="P68">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39"><text:span text:style-name="T19">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19"><text:note text:id="ftn16" text:note-class="footnote"><text:note-citation>16</text:note-citation><text:note-body><text:p text:style-name="P13">Foerster 111f</text:p></text:note-body></text:note></text:span><text:span text:style-name="T19"> Typisch für den Mythos ist jedoch, dass man ihm nicht zuhört; zwischen all den Kybernetikgläubigen geht die kritische Stimme Foersters unter.</text:span></text:p>
      <text:p text:style-name="P39"><text:span text:style-name="T19">Der Kybernetikpop hält ungefähr zwanzig Jahre, bis die Hoffnungen der Entzauberung des Menschen größtenteils zerstreut sind. Filme, die die Gefahr der Herrschaft der Roboter über die Menschen behandeln, gibt es noch heute, wie </text:span><text:span text:style-name="T17">The Matrix</text:span><text:span text:style-name="T19"> oder </text:span><text:span text:style-name="T17">I, Robot</text:span><text:span text:style-name="T19">: doch das Wort „Kybernetik“ kommt darin nicht mehr vor.</text:span></text:p>
      <text:h text:style-name="P78" text:outline-level="1"><text:span text:style-name="T19">3.2 </text:span><text:span text:style-name="T25">Der</text:span><text:span text:style-name="T22"> “andere” in der Kybernetik</text:span></text:h>
      <text:p text:style-name="P27"/>
      <text:p text:style-name="P39">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39">Das wäre auch nicht einfach; Computer, die für das kybernetische Denken nun mal zentral sind, funktionieren eben mit Kommandozeilen und Befehlen, <text:span text:style-name="T27">das Dateisystem besteht aus einer Ordnerhierarchie</text:span> <text:span text:style-name="T27">und die klar voneinander abgetrennten Zugriffsrechte, die die verschiedenen Benutzer eines Linux-Computers gewährt bekommen, haben etwas sehr deutsches an sich. Die Kultur, die die</text:span><text:soft-page-break/><text:span text:style-name="T27">ser Form der Interaktion innewohnt, funktioniert mit klaren Befehlen, die genau einer Syntax gehorchen; mit Abtrennung, Grenzen, Hierarchie.</text:span></text:p>
      <text:p text:style-name="P40">In dieser Denkkultur ist es kontraintuitiv, sich vom anderen, den man zum Objekt macht, inspirieren zu lassen. Jeder hat die klar abgesteckte Kontrolle über seinen Bereich, und jeder ist Kybernetiker genug, um über das ihm zugeteilte System zu herrschen.</text:p>
      <text:p text:style-name="P40">Vor diesem Hintergrund muss man die Verantwortungsethik verstehen, die Foerster aus seiner Erkenntnistheorie ableitet:<text:note text:id="ftn17" text:note-class="footnote"><text:note-citation>17</text:note-citation><text:note-body><text:p text:style-name="P15">Foerster <text:span text:style-name="T35">36</text:span></text:p></text:note-body></text:note> <text:span text:style-name="T35">auch wenn er selbst vorhat, die Freiheit eines anderen nicht zu beschränken, </text:span>die Wahrnehmung und das Weltbild gehört eben zu dem mir zugeteilten Bereich, und ich habe die Verantwortung, mit dieser selektiven Wahrnehmung umzugehen. Akteure entscheiden sich eben, <text:span text:style-name="T29">wie sie ihre Wahrnehmung interpretieren</text:span> – und kein Bit fällt um, ohne dass es jemand umfallen hören will.</text:p>
      <text:p text:style-name="P40">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28">wäre frei, einfach per Definition.</text:span></text:p>
      <text:p text:style-name="P41">Für den Täter reicht es in dieser Konstellation aus, eine Verantwortungsethik zu formulieren, und darauf zu bauen, dass sich schon die richtigen Leute verantwortlich fühlen werden. <text:span text:style-name="T29">Aber ein </text:span>Opfer, <text:span text:style-name="T29">das </text:span>die Autonomie eines Steuermanns nicht genieß<text:span text:style-name="T29">t</text:span> und keine Macht über das System ha<text:span text:style-name="T29">t</text:span>, in dem <text:span text:style-name="T29">es </text:span>leb<text:span text:style-name="T29">t</text:span>, würde sich sicher eine andere Ethik ausdenken.</text:p>
      <text:p text:style-name="P41">Man kann sich als Opfer eines unverantwortungsbewussten Kybernetikers (oder eines, der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41">Eine Verantwortungsethik, die sich Herrschende ausgedacht haben, um allen zu erlauben, ihre Herrschaft nicht als solche zu interpretieren, <text:span text:style-name="T29">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42">Der Kybernetik fällt es schwer, diesen anderen Perspektiven einen ausreichenden Platz einzuräumen – zu sehr sind es die Kybernetiker gewohnt, mit Computern zu reden statt mit anderen Menschen. So lange ist es schwer, einen Mechanismus einzubauen, durch den Kybernetik die Autonomie der Menschen fördert, statt sie zu übergehen.</text:p>
      <text:h text:style-name="Heading_20_1" text:outline-level="1"><text:soft-page-break/>4 <text:span text:style-name="T4">Überwachung als Kern der Kybernetik </text:span></text:h>
      <text:p text:style-name="P39"/>
      <text:p text:style-name="P43">Aus dem Herrschaftscharakter der kybernetischen Denkweise hat sich ein Problem entwickelt, dass die Autonomie aller Menschen bedroht, und gleichzeitig zu einem allgegenwärtigen Element unseres Alltags geworden ist – digitale Totalüberwachung.</text:p>
      <text:p text:style-name="P44">Der Kybernetik liegt der Gedanke zugrunde, dass man mit genügend Wissen über die Vergangenheit die Zukunft errechnen kann; um sie dann nach den eigenen Vorstellungen zu manipulieren. <text:span text:style-name="T30">Dafür braucht man ganz viele Daten in elektronisch auslesbarer Form.</text:span></text:p>
      <text:p text:style-name="P44"><text:span text:style-name="T30">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30"><text:note text:id="ftn18" text:note-class="footnote"><text:note-citation>18</text:note-citation><text:note-body><text:p text:style-name="P17">http://www.fontblog.de/ueber-ueberwachung/</text:p></text:note-body></text:note></text:span><text:span text:style-name="T30">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45">Damit fallen auch die Interessen dieses Einzelnen weniger ins Gewicht; man plant einfach die Zukunft der anderen Leute, und wenn er nicht ins Konzept passt, muss er sich eben damit arrangieren, dass er 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31">Solange das Feedback diese Erklärung der Welt nicht zu kritisch abstraft, wird sie geglaubt und umgesetzt.</text:span></text:p>
      <text:p text:style-name="P47">Die digitale Totalüberwachung ermöglicht eine kybernetische Planung von Handlungen erst – und ist in der Terrorismusbekämpfung per Drohne längst auch für Tote verantwortlich, <text:span text:style-name="T36">sogar für welche, deren Namen man nicht einmal kennt, deren andere Daten aber reichen, um sie als Terroristen zu töten</text:span><text:span text:style-name="T36"><text:note text:id="ftn19" text:note-class="footnote"><text:note-citation>19</text:note-citation><text:note-body><text:p text:style-name="P16">www.wired.com/2010/05/no-name-terrorists-now-cia-drone-targets/</text:p></text:note-body></text:note></text:span>. Doch ist Überwachung an sich ein Problem für die Autonomie aller Menschen?</text:p>
      <text:h text:style-name="Heading_20_1" text:outline-level="1">4.1 <text:span text:style-name="T37">Herrschaft durch Überwachung</text:span></text:h>
      <text:p text:style-name="P39"/>
      <text:p text:style-name="P46">Wahrgenommen zu werden ist nicht zwangsläufig ein Problem - auch wir wollen wahrnehmen, die Welt verstehen, einordnen, unsere eigenen Erklärungen für sie finden. Gerne überwache ich über das Internet, wie die Auslieferung meines Pakets läuft, und wann es endlich bei mir ankommen <text:soft-page-break/>wird. Ich will auch das Wetter überwachen, um zu wissen, welche Bekleidung der Zukunft angemessen ist – (und danke an dieser Stelle allen, die Daten über es sammeln, um mir seine Zukunft vorherzusagen).</text:p>
      <text:p text:style-name="P46">Wahrgenommen <text:span text:style-name="T32">zu </text:span>werden ist nicht zwangsläufig ein Problem - ganze Industrien widmen sich der Frage, wie wir sicherstellen können, dass wir als schön wahrgenommen werden (oder zumindest als das, was wir als schön empfinden). <text:span text:style-name="T32">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47">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en zusehen – das würde es erst, wenn sie mich daran hindern würden, damit fortzufahren.</text:p>
      <text:p text:style-name="P48">Oder wie Seemann sagt: „Überwachung ist nicht an sich freiheitsraubend. Sie ist kein abstrakter, binärer Zustand, der entweder an oder aus ist. […] Überwachung ist nicht gleich Macht, sondern Macht macht Beobachtung erst zur Überwachung.“<text:note text:id="ftn20" text:note-class="footnote"><text:note-citation>20</text:note-citation><text:note-body><text:p text:style-name="P14">Seemann (2014): S. 172</text:p></text:note-body></text:note></text:p>
      <text:p text:style-name="P48">Nur wenn Überwachung mich disziplinieren kann, schränkt sie meine Autonomie ein. Nur, wenn jemand vorhat, nach der Beobachtung meiner Handlungen in sie einzugreifen, mittels der Kybernetik sogar dort, wo ich in Zukunft handeln werde, und nicht dort, wo ich zuletzt gehandelt habe, <text:span text:style-name="T33">werde ich daran gehindert, nach meinen eigenen Regeln zu 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49">Seemann stellt einige Strategien dafür vor; nachdem die Privatsphäre gescheitert und aufgelöst ist, bleibt einem zum Beispiel noch Verschlüsselung, um sich der Überwachung zu entziehen.</text:p>
      <text:p text:style-name="P49">Ich will einen anderen Weg vorschlagen: lasst uns kontingent werden. Da, wo Überwachung nicht in der Lage ist, unser Verhalten vorherzusagen, verfehlt sie ihr Ziel; und je entschlossener, häufiger und unerwarteter wir gegen unsere Vergangenheit handeln, desto weniger kann unser Handeln vorausgesagt werden, geschweige denn darin eingegriffen werden. </text:p>
      <text:h text:style-name="Heading_20_1" text:outline-level="1">4.2 <text:span text:style-name="T37">Gegenü</text:span>berwachung</text:h>
      <text:p text:style-name="P39"/>
      <text:p text:style-name="P49"><text:soft-page-break/>Überwachung kann die Autonomie eines Individuums jedoch auch befördern. <text:span text:style-name="T37">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50">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18">http://ad-sinistram.blogspot.de/2009/05/geraubte-personlichkeitsrechte-fur.html</text:p></text:note-body></text:note> <text:span text:style-name="T38">und diese Geheimnisse aufzudecken, kann staatliche Herrschaft massiv einschränken und erschweren.</text:span></text:p>
      <text:p text:style-name="P51">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39">die Orte von Überwachungskameras speichern</text:span><text:note text:id="ftn22" text:note-class="footnote"><text:note-citation>22</text:note-citation><text:note-body><text:p text:style-name="P19">https://kamba4.crux.uberspace.de/</text:p></text:note-body></text:note>, <text:span text:style-name="T39">sodass man ihnen ausweichen und Gesichtserkennungssoftware entgehen kann.</text:span></text:p>
      <text:p text:style-name="P52">Kybernetische Vorhersage muss nicht in der Hand der Herrschenden bleiben; sie haben 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21">Seemann (2014): S.56++</text:p></text:note-body></text:note> gut beherrschen, verstehen sie die Welt.</text:p>
      <text:p text:style-name="P52">Das müssen wir auch. Die Autonomie der Query ist notwendig, um sich die Welt auf eigene Weise <text:span text:style-name="T43">erklären</text:span> zu können. Sie ermöglicht uns, Wissen so anzuordnen, dass wir nicht nur gut danach handeln können, sondern auch uns im Kontrast zu der Welt, wie wir sie wahrnehmen, definieren zu können.</text:p>
      <text:p text:style-name="P53">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Philosophy suchen. Seemann nennt dieses Konzept auch Filtersouveränität;<text:note text:id="ftn24" text:note-class="footnote"><text:note-citation>24</text:note-citation><text:note-body><text:p text:style-name="P20">Seemann (2014): <text:span text:style-name="T44">184+</text:span></text:p></text:note-body></text:note> <text:span text:style-name="T45">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text:span><text:soft-page-break/><text:span text:style-name="T45">Welt einem erklärt wird, und darin drückt sich die gesamte Grausamkeit der Herrschaft über unsere Facebook-Feeds aus.</text:span></text:p>
      <text:p text:style-name="P54">Gegenüberwachung ermöglicht eine liberale Fantasie, die bis heute unverwirklicht ist: Regierung als Dienstleistung, statt als Herrschaft. Der Fakt, dass Regierungen Geheimnisse vor ihren Bürgern haben, schwächt immer wieder die liberale Welterklärung, dass Regierungen da sind, um uns zu dienen; und haben radikalen Welterklärungen, die den Zweck von Regierungen in der Herrschaft sehen, seit jeher in die Hände gespielt.</text:p>
      <text:p text:style-name="P54">Gegenüberwachung kann eine solche Gesellschaft ermöglichen; nur wenn die Bürger wissen, was ihre Regierung überhaupt tut, und dann direkten (kybernetischen) Einfluss darauf haben können (die vierjährige Wahl kann hier nur ein Anfang sein), kann eine solche Gesellschaft entstehen.</text:p>
      <text:p text:style-name="P55">Eine solche Gesellschaft würde auch die Autonomie aller massiv erhöhen; die Gesetze 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55">Doch auch darin wäre eins zentral: das Recht der Disziplinierung muss bei den Bürgern liegen, eine Form der Gewaltenteilung, die man für gewöhnlich „Volkssouveränität“ nennt. Da Überwachung nur dann ihre volle kybernetische Kontrollfunktion entfaltet, wenn der Kybernetiker nicht nur zusieht, sondern auch handelt, müssen die Bürger eines solchen Staates die Möglichkeit erhalten, ihren Staat zu sanktionieren, wenn er ihren Willen nicht erfüllt.</text:p>
      <text:p text:style-name="P55">Die Überwachung des Staates muss also grundlegende demokratische Forderung werden; und das ist nur die liberale Sicht, nicht einmal eine radikale.</text:p>
      <text:h text:style-name="Heading_20_1" text:outline-level="1">5. Planung des Selbst</text:h>
      <text:p text:style-name="P69"/>
      <text:p text:style-name="P70">Die Überwachung ist aus unserer heutigen Gesellschaft nicht mehr wegzudenken. <text:span text:style-name="T46">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ist und keine Zukunft hat.</text:span><text:span text:style-name="T46"><text:note text:id="ftn25" text:note-class="footnote"><text:note-citation>25</text:note-citation><text:note-body><text:p text:style-name="P22">Seemann (2014): S. 165</text:p></text:note-body></text:note></text:span><text:span text:style-name="T46"> Stattdessen plädiert er für Offenheit und Transparenz, die auf der richtigen Seite eingesetzt die Machtverhältnisse zugunsten der Schwachen verschieben können.</text:span></text:p>
      <text:p text:style-name="P71">Von unten nach oben zu überwachen kann nämlich durchaus die Macht auch in unsere Hände legen, und wenn wir Filtersouveränität erlangen, kann die Kybernetik auch denen in die Hände spielen, die nichts haben außer einem Endgerät und ihrer prekären Lage. Kybernetische Handlungs<text:soft-page-break/>weisen durchdringen unseren Alltag; offen ist nur die Frage, ob wir uns planen lassen, oder selbst Steuermann unserer Geschicke werden; nicht nur Objekt bleiben, sondern Subjekt werden.</text:p>
      <text:p text:style-name="P71">Nach Nietzsches <text:span text:style-name="T41">“Wer sich nicht befehlen kann, der soll gehorchen. Und mancher kann sich befehlen, aber da fehlt noch viel, dass er sich auch gehorche!”</text:span><text:span text:style-name="T41"><text:note text:id="ftn26" text:note-class="footnote"><text:note-citation>26</text:note-citation><text:note-body><text:p text:style-name="P1">Nietzsche 1967, http://www.nietzschesource.org/#eKGWB/Za-III-Tafeln-4</text:p></text:note-body></text:note></text:span><text:span text:style-name="T41"> </text:span><text:span text:style-name="T40">ist schließlich auch die Herrschaft über sich selbst notwendig für die Autonomie. Dazu zählt, sich selbst zu verstehen, und bessere Wege zu finden, sich zu erklären; im Sinne der kritischen Vernunft, nach der „nur solches Denken hart genug [ist], die Mythen zu zerbrechen, das sich selbst Gewalt antut.“</text:span><text:span text:style-name="T40"><text:note text:id="ftn27" text:note-class="footnote"><text:note-citation>27</text:note-citation><text:note-body><text:p text:style-name="P22">Adorno/Horkheimer 10</text:p></text:note-body></text:note></text:span></text:p>
      <text:p text:style-name="P76">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p>
      <text:p text:style-name="P72"><text:span text:style-name="T40">Die Kybernetik </text:span><text:span text:style-name="T42">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text:span></text:p>
      <text:p text:style-name="P72"><text:span text:style-name="T42">Kybernetik</text:span><text:span text:style-name="T40"> ist </text:span><text:span text:style-name="T42">letztendlich also </text:span><text:span text:style-name="T40">ein zweischneidiges Schwert. </text:span><text:span text:style-name="T42">Als Herrschaftsinstrument ermöglicht sie einem eben nicht nur Herrschaft über sich selbst im Sinne der Autonomie, sondern kann auch die Autonomie anderer gefährden, was für einen radical ironist nicht hinnehmbar ist.</text:span></text:p>
      <text:p text:style-name="P77">Wenn sie den Respekt vor dem anderen und seiner 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p>
      <text:p text:style-name="P77">Auf jeden Fall wird es eine interessante Erklärung für all das habe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9-01T21:16:26.414640399</dc:date>
    <meta:editing-duration>PT7H22M47S</meta:editing-duration>
    <meta:editing-cycles>12</meta:editing-cycles>
    <meta:generator>LibreOffice/5.2.0.4$Linux_X86_64 LibreOffice_project/20m0$Build-4</meta:generator>
    <meta:document-statistic meta:table-count="0" meta:image-count="0" meta:object-count="0" meta:page-count="14" meta:paragraph-count="124" meta:word-count="5539" meta:character-count="38035" meta:non-whitespace-character-count="32599"/>
  </office:meta>
</office:document-meta>
</file>